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line-height="200%"/>
      <style:text-properties style:font-name="Times New Roman" officeooo:rsid="001ca1cc" officeooo:paragraph-rsid="0009cfcd"/>
    </style:style>
    <style:style style:name="P2" style:family="paragraph" style:parent-style-name="Standard">
      <style:paragraph-properties fo:margin-top="0.423cm" fo:margin-bottom="0.282cm" style:contextual-spacing="false" fo:line-height="200%" fo:text-align="justify" style:justify-single-word="false"/>
      <style:text-properties officeooo:paragraph-rsid="000b3250"/>
    </style:style>
    <style:style style:name="P3" style:family="paragraph" style:parent-style-name="Text_20_body">
      <style:paragraph-properties fo:line-height="200%"/>
      <style:text-properties style:font-name="Times New Roman" officeooo:rsid="0025cf1a" officeooo:paragraph-rsid="0009cfcd"/>
    </style:style>
    <style:style style:name="T1" style:family="text">
      <style:text-properties officeooo:rsid="001ca1cc"/>
    </style:style>
    <style:style style:name="T2" style:family="text">
      <style:text-properties officeooo:rsid="0009cfcd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al Result Analysis</text:p>
      <text:p text:style-name="P1">This section investigates the performance of different classification techniques such</text:p>
      <text:p text:style-name="P1">as NB, KNN, DT, SVM, and RF on maize disease detection dataset and found that</text:p>
      <text:p text:style-name="P1">the RF classification technique is superior to the rest of the classification techniques.</text:p>
      <text:p text:style-name="P1">This maize datasets are split into training data (90%) and testing data (10%). Maize</text:p>
      <text:p text:style-name="P1">plant disease dataset contains a total of 3.823 images and with four class labels. The</text:p>
      <text:p text:style-name="P1">details information about the class label information about the maize disease dataset</text:p>
      <text:p text:style-name="P1">is as follows: gray leaf spot, common rust, northern leaf blight, and healthy are 513,</text:p>
      <text:p text:style-name="P1">1192, 985, and 1162, respectively. The implementation of these classifiers is made by</text:p>
      <text:p text:style-name="P1">using Python 3.3 running on Windows 7 operating system. An x64 based processor</text:p>
      <text:p text:style-name="P1">with a speed of 3.20 GHz, RAM of size 8.00 GB and system type of 64-bit operating</text:p>
      <text:p text:style-name="P1">system are used. Python software along with python machine learning library and</text:p>
      <text:p text:style-name="P1">package of Pandas is used. In this experiment, the size of the image is reduced from</text:p>
      <text:p text:style-name="P1">the original size to 100 × 100. The reason is that all the images have a unique size</text:p>
      <text:p text:style-name="P1">as the data set images were having different sizes. The labeled grayscale images</text:p>
      <text:p text:style-name="P1">are converted into a cv2 format image processing library in python. The formatted</text:p>
      <text:p text:style-name="P1">images are feed into a pickle so that this transformation can be performed again</text:p>
      <text:p text:style-name="P1">and again. After this step, this pickle file can be called into any of the classification</text:p>
      <text:p text:style-name="P1">algorithms. Then the codes of the particular models are implemented and the data</text:p>
      <text:p text:style-name="P1">is trained on the model and this model predicts the disease of an image accordingly.</text:p>
      <text:p text:style-name="P1">The classification accuracy is presented in Table 1 and Fig. 5. The other performance</text:p>
      <text:p text:style-name="P1"><text:soft-page-break/>measures such as precession, recall, and F-measure of all the classification algorithms</text:p>
      <text:p text:style-name="P1">for maize disease datasets are presented in Fig. 6. We tend to classify whether the</text:p>
      <text:p text:style-name="P1">leaves are diseased or healthy and if it is affected with disease what type of disease</text:p>
      <text:p text:style-name="P3"><text:span text:style-name="T1">Deployment</text:span><text:span text:style-name="T2">s</text:span></text:p>
      <text:p text:style-name="P3"/>
      <text:p text:style-name="P2"><text:span text:style-name="T3">→→→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month number:style="long" number:textual="true"/>
      <number:text> </number:text>
      <number:day/>
      <number:text>,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7:52:53.372011487</meta:creation-date>
    <dc:date>2025-08-08T08:08:24.355164707</dc:date>
    <meta:editing-duration>PT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329" meta:character-count="1960" meta:non-whitespace-character-count="1657"/>
  </office:meta>
</office:document-meta>
</file>